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 office:value-type="string" calcext:value-type="string">
            <text:p>주식회사 골드펌킨(GoldPumpkin Inc.)</text:p>
          </table:table-cell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 office:value-type="string" calcext:value-type="string">
            <text:p>（주）자라나는씨앗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김종화</text:p>
          </table:table-cell>
          <table:table-cell table:style-name="ce104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유영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09:40:10.146000000</dc:date>
    <meta:editing-duration>P2DT19H41M23S</meta:editing-duration>
    <meta:editing-cycles>1105</meta:editing-cycles>
    <meta:document-statistic meta:table-count="4" meta:cell-count="358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